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fo:font-size="12pt" style:font-size-asian="12pt" style:font-size-complex="12pt"/>
    </style:style>
    <style:style style:name="P26" style:family="paragraph" style:parent-style-name="Text_20_body">
      <style:text-properties fo:font-size="12pt" style:font-size-asian="10.5pt" style:font-size-complex="12pt"/>
    </style:style>
    <style:style style:name="P27" style:family="paragraph" style:parent-style-name="Text_20_body">
      <style:paragraph-properties fo:text-align="justify" style:justify-single-word="false"/>
      <style:text-properties fo:font-size="12pt" style:font-size-asian="10.5pt" style:font-size-complex="12pt"/>
    </style:style>
    <style:style style:name="P28" style:family="paragraph" style:parent-style-name="Text_20_body">
      <style:text-properties style:font-name-asian="ArialMT" style:font-name-complex="ArialMT"/>
    </style:style>
    <style:style style:name="P29" style:family="paragraph" style:parent-style-name="Heading_20_1">
      <style:text-properties fo:font-size="15pt" style:font-size-asian="15pt" style:font-size-complex="15pt"/>
    </style:style>
    <style:style style:name="P30" style:family="paragraph" style:parent-style-name="Heading_20_1">
      <style:paragraph-properties fo:break-before="page"/>
      <style:text-properties fo:font-size="15pt" style:font-size-asian="15pt" style:font-size-complex="15pt"/>
    </style:style>
    <style:style style:name="P31" style:family="paragraph" style:parent-style-name="Heading_20_2">
      <style:text-properties fo:font-size="13pt" style:font-size-asian="13pt" style:font-size-complex="13pt"/>
    </style:style>
    <style:style style:name="P32" style:family="paragraph" style:parent-style-name="Heading_20_2">
      <style:text-properties fo:font-size="13pt" style:font-name-asian="ArialMT" style:font-size-asian="13pt" style:font-name-complex="ArialMT" style:font-size-complex="13pt"/>
    </style:style>
    <style:style style:name="P33" style:family="paragraph" style:parent-style-name="Heading_20_2">
      <style:text-properties fo:font-size="13pt" fo:font-style="normal" style:font-size-asian="13pt" style:font-style-asian="normal" style:font-size-complex="13pt" style:font-style-complex="normal"/>
    </style:style>
    <style:style style:name="P34" style:family="paragraph" style:parent-style-name="Heading_20_2">
      <style:text-properties fo:font-style="normal" style:font-style-asian="normal" style:font-style-complex="normal"/>
    </style:style>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text-properties fo:font-size="13pt" style:font-name-asian="ArialMT" style:font-size-asian="13pt" style:font-name-complex="ArialMT" style:font-size-complex="13pt"/>
    </style:style>
    <style:style style:name="P4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41" style:family="paragraph" style:parent-style-name="Text_20_body" style:list-style-name="L2">
      <style:text-properties style:font-name-asian="ArialMT" style:font-name-complex="ArialMT"/>
    </style:style>
    <style:style style:name="P42" style:family="paragraph" style:parent-style-name="Text_20_body" style:list-style-name="L2">
      <style:text-properties style:font-name-asian="ArialMT" style:font-name-complex="ArialMT"/>
    </style:style>
    <style:style style:name="P43" style:family="paragraph" style:parent-style-name="Text_20_body">
      <style:text-properties fo:font-size="13pt" style:font-size-asian="13pt" style:font-size-complex="13pt"/>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fo:font-size="12pt" style:font-name-asian="ArialMT" style:font-size-asian="12pt" style:font-name-complex="ArialMT" style:font-size-complex="12pt"/>
    </style:style>
    <style:style style:name="P46" style:family="paragraph" style:parent-style-name="Header">
      <style:paragraph-properties fo:text-align="center" style:justify-single-word="false"/>
      <style:text-properties fo:font-size="6pt" style:font-size-asian="6pt" style:font-size-complex="6pt"/>
    </style:style>
    <style:style style:name="P47" style:family="paragraph" style:parent-style-name="Table_20_Contents">
      <style:text-properties style:font-name="Arial"/>
    </style:style>
    <style:style style:name="P48" style:family="paragraph" style:parent-style-name="Contents_20_1">
      <style:paragraph-properties>
        <style:tab-stops>
          <style:tab-stop style:position="16.4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Heading_20_1">
      <style:text-properties fo:font-size="13pt" style:font-name-asian="ArialMT" style:font-size-asian="13pt" style:font-name-complex="ArialMT" style:font-size-complex="13pt"/>
    </style:style>
    <style:style style:name="P51" style:family="paragraph" style:parent-style-name="Heading_20_2">
      <style:text-properties fo:font-size="13pt" style:font-size-asian="13pt" style:font-size-complex="13pt"/>
    </style:style>
    <style:style style:name="P52" style:family="paragraph" style:parent-style-name="Heading_20_2">
      <style:text-properties fo:font-size="13pt" style:font-name-asian="ArialMT" style:font-size-asian="13pt" style:font-name-complex="ArialMT" style:font-size-complex="13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sian="ArialMT" style:font-name-complex="ArialMT"/>
    </style:style>
    <style:style style:name="T5" style:family="text">
      <style:text-properties fo:font-size="12pt" style:font-name-asian="ArialMT" style:font-size-asian="12pt" style:font-name-complex="ArialM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1.2</text:p>
          </table:table-cell>
          <table:table-cell table:style-name="Tabella4.B2" office:value-type="string">
            <text:p text:style-name="P9">Specifica_tecnica.pdf</text:p>
          </table:table-cell>
        </table:table-row>
      </table:table>
      <text:p text:style-name="P14"/>
      <text:p text:style-name="P14"/>
      <text:p text:style-name="P15">Redazione:</text:p>
      <text:p text:style-name="P17"><text:tab/><text:tab/><text:tab/>Davide Compagn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1.2</text:p>
          </table:table-cell>
          <table:table-cell table:style-name="Tabella2.B2" office:value-type="string">
            <text:p text:style-name="P22">24/01/2008</text:p>
          </table:table-cell>
          <table:table-cell table:style-name="Tabella2.B2" office:value-type="string">
            <text:p text:style-name="P10">Scritte le prime descrizioni dei package</text:p>
          </table:table-cell>
        </table:table-row>
        <table:table-row>
          <table:table-cell table:style-name="Tabella2.A1" office:value-type="string">
            <text:p text:style-name="P22">1.1</text:p>
          </table:table-cell>
          <table:table-cell table:style-name="Tabella2.B2" office:value-type="string">
            <text:p text:style-name="P22">24/01/2008</text:p>
          </table:table-cell>
          <table:table-cell table:style-name="Tabella2.B2" office:value-type="string">
            <text:p text:style-name="P10">Aggiornate le stime di fattibilità</text:p>
          </table:table-cell>
        </table:table-row>
        <table:table-row>
          <table:table-cell table:style-name="Tabella2.A1" office:value-type="string">
            <text:p text:style-name="P22">1.0</text:p>
          </table:table-cell>
          <table:table-cell table:style-name="Tabella2.B2" office:value-type="string">
            <text:p text:style-name="P22">23/01/2008</text:p>
          </table:table-cell>
          <table:table-cell table:style-name="Tabella2.B2" office:value-type="string">
            <text:p text:style-name="P10">Prima Stesur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eading">Sommario</text:p>
      <text:p text:style-name="Text_20_body">Questo documento ha il fine di illustrare le scelte tecniche, tecnologiche ed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8"><text:a xlink:type="simple" xlink:href="#1.Introduzione |outline" text:style-name="Page_20_Number" text:visited-style-name="Page_20_Number">1 <text:s text:c="2"/>Introduzione <text:tab/>3</text:a></text:p>
          <text:p text:style-name="P49"><text:a xlink:type="simple" xlink:href="#1.1.Scopo del documento |outline" text:style-name="Page_20_Number" text:visited-style-name="Page_20_Number">1.1 <text:s text:c="2"/>Scopo del documento <text:tab/>3</text:a></text:p>
          <text:p text:style-name="P49"><text:a xlink:type="simple" xlink:href="#1.2.Scopo del prodotto|outline" text:style-name="Page_20_Number" text:visited-style-name="Page_20_Number">1.2 <text:s text:c="2"/>Scopo del prodotto<text:tab/>3</text:a></text:p>
          <text:p text:style-name="P49"><text:a xlink:type="simple" xlink:href="#1.3.Glossario |outline" text:style-name="Page_20_Number" text:visited-style-name="Page_20_Number">1.3 <text:s text:c="2"/>Glossario <text:tab/>3</text:a></text:p>
          <text:p text:style-name="P49"><text:a xlink:type="simple" xlink:href="#1.4.Riferimenti|outline" text:style-name="Page_20_Number" text:visited-style-name="Page_20_Number">1.4 <text:s text:c="2"/>Riferimenti<text:tab/>3</text:a></text:p>
          <text:p text:style-name="P49"><text:a xlink:type="simple" xlink:href="#1.5.Relazione con altri progetti|outline" text:style-name="Page_20_Number" text:visited-style-name="Page_20_Number">1.5 <text:s text:c="2"/>Relazione con altri progetti<text:tab/>3</text:a></text:p>
          <text:p text:style-name="P48"><text:a xlink:type="simple" xlink:href="#2.Definizione del prodotto |outline" text:style-name="Page_20_Number" text:visited-style-name="Page_20_Number">2 <text:s text:c="2"/>Definizione del prodotto <text:tab/>4</text:a></text:p>
          <text:p text:style-name="P49"><text:a xlink:type="simple" xlink:href="#2.1.Metodo e formalismo di specifica |outline" text:style-name="Page_20_Number" text:visited-style-name="Page_20_Number">2.1 <text:s text:c="2"/>Metodo e formalismo di specifica <text:tab/>4</text:a></text:p>
          <text:p text:style-name="P49"><text:a xlink:type="simple" xlink:href="#2.2.Primo livello di decomposizione architetturale |outline" text:style-name="Page_20_Number" text:visited-style-name="Page_20_Number">2.2 <text:s text:c="2"/>Primo livello di decomposizione architetturale <text:tab/>4</text:a></text:p>
          <text:p text:style-name="P48"><text:a xlink:type="simple" xlink:href="#3.Descrizione package “logica”|outline" text:style-name="Page_20_Number" text:visited-style-name="Page_20_Number">3 <text:s text:c="2"/>Descrizione package “logica”<text:tab/>5</text:a></text:p>
          <text:p text:style-name="P49"><text:a xlink:type="simple" xlink:href="#3.1.Descrizione package “logica.simulazione”|outline" text:style-name="Page_20_Number" text:visited-style-name="Page_20_Number">3.1 <text:s text:c="2"/>Descrizione package “logica.simulazione”<text:tab/>5</text:a></text:p>
          <text:p text:style-name="P49"><text:a xlink:type="simple" xlink:href="#3.2.Descrizione package “logica.parametri”|outline" text:style-name="Page_20_Number" text:visited-style-name="Page_20_Number">3.2 <text:s text:c="2"/>Descrizione package “logica.parametri”<text:tab/>5</text:a></text:p>
          <text:p text:style-name="P49"><text:a xlink:type="simple" xlink:href="#3.3.Descrizione package “logica.schedulazione”|outline" text:style-name="Page_20_Number" text:visited-style-name="Page_20_Number">3.3 <text:s text:c="2"/>Descrizione package “logica.schedulazione”<text:tab/>5</text:a></text:p>
          <text:p text:style-name="P49"><text:a xlink:type="simple" xlink:href="#3.4.Descrizione package “logica.politiche”|outline" text:style-name="Page_20_Number" text:visited-style-name="Page_20_Number">3.4 <text:s text:c="2"/>Descrizione package “logica.politiche”<text:tab/>5</text:a></text:p>
          <text:p text:style-name="P48"><text:a xlink:type="simple" xlink:href="#4.Descrizione package “gui”|outline" text:style-name="Page_20_Number" text:visited-style-name="Page_20_Number">4 <text:s text:c="2"/>Descrizione package “gui”<text:tab/>6</text:a></text:p>
          <text:p text:style-name="P48"><text:a xlink:type="simple" xlink:href="#5.Stime di fattibilità e bisogno di risorse |outline" text:style-name="Page_20_Number" text:visited-style-name="Page_20_Number">5 <text:s text:c="2"/>Stime di fattibilità e bisogno di risorse <text:tab/>6</text:a></text:p>
          <text:p text:style-name="P49"><text:a xlink:type="simple" xlink:href="#5.1.Occupazione di memoria virtuale |outline" text:style-name="Page_20_Number" text:visited-style-name="Page_20_Number">5.1 <text:s text:c="2"/>Occupazione di memoria virtuale <text:tab/>6</text:a></text:p>
          <text:p text:style-name="P48"><text:a xlink:type="simple" xlink:href="#6.Tracciamento componenti – requisiti |outline" text:style-name="Page_20_Number" text:visited-style-name="Page_20_Number">6 <text:s text:c="2"/>Tracciamento componenti – requisiti <text:tab/>6</text:a></text:p>
        </text:index-body>
      </text:table-of-content>
      <text:p text:style-name="P16"/>
      <text:h text:style-name="P30" text:outline-level="1">Introduzione </text:h>
      <text:h text:style-name="P31" text:outline-level="2">Scopo del documento </text:h>
      <text:p text:style-name="P24">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P31" text:outline-level="2">Scopo del prodotto</text:h>
      <text:p text:style-name="P25">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Per una descrizione piu' dettagliata rimandiamo al documento [AR].</text:p>
      <text:h text:style-name="P31" text:outline-level="2">Glossario </text:h>
      <text:p text:style-name="P27">I termini in <text:span text:style-name="T2">corsivo</text:span><text:span text:style-name="T3"> sono descritti per una migliore comprensione nel documento [G], allegato a questo documento.</text:span></text:p>
      <text:h text:style-name="P34" text:outline-level="2">Riferimenti</text:h>
      <text:list text:style-name="L1">
        <text:list-item>
          <text:p text:style-name="P35">[AR] Analisi_dei_requisiti.pdf</text:p>
        </text:list-item>
        <text:list-item>
          <text:p text:style-name="P35">[G] Glossario.pdf</text:p>
        </text:list-item>
        <text:list-item>
          <text:p text:style-name="P35">[PP] Piano_di_progetto.pdf</text:p>
        </text:list-item>
        <text:list-item>
          <text:p text:style-name="P35">[NP] Norme_di_progetto.pdf<text:line-break/></text:p>
        </text:list-item>
      </text:list>
      <text:p text:style-name="P23"/>
      <text:h text:style-name="P33" text:outline-level="2">Relazione con altri progetti</text:h>
      <text:p text:style-name="P26">Al fine di ottenere una simulazione piu' completa possibile, oltre gestione della memoria si è scelto di includere anche la simulazione della schedulazione dei processi. Per riuscire a contenere il tempo di sviluppo, si è deciso di utilizzare algoritmi già sviluppati dal gruppo BlueThoth, realizzatori del progetto “Sgpem v2”. Questa scelta è stata influenzata dalla buona realizzazione di tali algoritmi, oltre al tipo di linguaggio usato (Java), compatibile con il nostro progetto.</text:p>
      <text:h text:style-name="P29" text:outline-level="1"><text:soft-page-break/>Definizione del prodotto </text:h>
      <text:h text:style-name="P32" text:outline-level="2">Metodo e formalismo di specifica </text:h>
      <text:p text:style-name="Text_20_body">Per rendere piu' comprensibile l'architettura da noi realizzata per descrivere il progetto, utilizzeremo diagrammi delle classi in linguaggio UML.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u' rigore il contenuto delle classi e le relazioni tra le classi stesse.</text:p>
      <text:h text:style-name="P32" text:outline-level="2">Primo livello di decomposizione architetturale </text:h>
      <text:p text:style-name="Text_20_body">Di seguito viene riportato il diagramma delle classi realizzato in fase di analisi, con relativa illustrazione dei vari componenti.</text:p>
      <text:p text:style-name="Text_20_body">Il cuore centrale del sistema è formata dalla coppia Scheduler-GestoreMemoria, coordinata dalla classe Processore: è compito dello Scheduler infatti scegliere il processo da mandare in esecuzione, in accordo con la politica di schedulazione dei processi scelta, mentre il GestoreMemoria si occupa della gestione delle pagine/segmenti di cui ha bisogno il processo. Compito del Processore è infine unire le informazioni ottenute da Scheduler e GestoreMemoria per costruire un Istante della simulazione. Per Istante si intende una singola unità di tempo nell'evolvere della simulazione: deve percio' contenere tutte le informazioni che serviranno poi per calcolare le statistiche e lo stato del sistema.</text:p>
      <text:p text:style-name="Text_20_body">Per quanto riguarda il meccanismo di schedulazione dei processi, ci siamo ispirati al lavoro effettuato in precedenza dal gruppo BlueThoth come specificato nel punto 1.5. Le classi principali coinvolte nella schedulazione sono: Processo, PCB e PoliticaOrdinamentoProcesso. Un'istanza di Processo contiene tutte le informazioni riguardanti il processo al momento della sua creazione. PCB (Process Control Block) ha lo scopo di salvare, per ogni processo, i suoi parametri durante l'evoluzione della simulazione. PoliticaOrdinamentoProcesso sarà poi realizzata come interfaccia: ogni sua implementazione rappresenterà una delle politiche di schedulazione dei processi specificate in [AR], paragrafo 3.3.3, tabella 7.</text:p>
      <text:p text:style-name="Text_20_body">La gestione della memoria rappresenta l'obiettivo centrale del nostro progetto. Le classi coinvolte sono: RAM, SWAP, PoliticaOrdinamentoMemoria. RAM rappresenta la <text:soft-page-break/>memoria principale usata dai processi da simulare. SWAP invece vuole simulare la memoria virtuale su disco fisso. Entrambe sono costituite da un insieme di implementazioni concrete dell'interfaccia Memoria, che sarà illustrata in seguito. PoliticaRimpiazzoMemoria è un'interfaccia che sarà implementata dalle diverse politiche di rimpiazzo delle pagine, illustrate in [AR] par. 3.3.3 tabella 3, o dalle diverse politiche di rimpiazzo dei segmenti, illustrate in [AR] par. 3.3.3 tabella 4.</text:p>
      <text:p text:style-name="Text_20_body">Per rappresentare le diverse modalità di organizzare la memoria, usiamo un'interfaccia Memoria. L'implementazione concreta di questa interfaccia sarà operata dalle classi Pagina, Segmento e SegmentoPaginato. In tutte queste classi, come attributo indispensabile, sarà presente un identificativo univoco per distinguere le varie <text:s/>locazioni di memoria le une dalle altre.</text:p>
      <text:p text:style-name="Text_20_body">Simulazione si preoccuperà di collezionare e salvare l'evoluzione della simulazione. Questo sarà realizzato tramite una collezione ordinata di istanze della classe Istante.</text:p>
      <text:p text:style-name="Text_20_body">Player rappresenta la classe incaricata di scorrere la collezione ordinata di istanze della classe Istante contenuta in Simulazione. Dovrà offrire tutte le funzionalità previste in [AR], 3.3.3, </text:p>
      <text:h text:style-name="P50" text:outline-level="1">Descrizione package “logica”</text:h>
      <text:p text:style-name="P44">Contiene le classi necessarie alla realizzazione della parte logica del progetto.</text:p>
      <text:h text:style-name="P31" text:outline-level="2"><text:span text:style-name="T4">Descrizione package “logica.simulazione”</text:span></text:h>
      <text:p text:style-name="P43"><text:span text:style-name="T5">Contiene le classi relative alla gestione della simulazione, compreso il player che ne consentirà lo scorrimento e la visualizzazione da parte dell'utente.</text:span></text:p>
      <text:h text:style-name="P32" text:outline-level="2">Descrizione package “logica.parametri”</text:h>
      <text:p text:style-name="P44">Contiene le classi relative ai parametri del sistema, fra cui quelli dei processi, della RAM e della SWAP.</text:p>
      <text:h text:style-name="P32" text:outline-level="2">Descrizione package “logica.schedulazione”</text:h>
      <text:p text:style-name="P44">***************Da decidere se mettere tutto qua dentro o farne un'altro x la gestione della memoria </text:p>
      <text:h text:style-name="P32" text:outline-level="2"><text:soft-page-break/>Descrizione package “logica.politiche”</text:h>
      <text:p text:style-name="P45">Contiene le interfacce rappresentanti le politiche di ordinamento dei processi e quelle di rimpiazzo della memoria.</text:p>
      <text:p text:style-name="P39"/>
      <text:h text:style-name="P50" text:outline-level="1">Descrizione package “gui”</text:h>
      <text:p text:style-name="Text_20_body">Contiene tutte le classi riguardanti l'interfaccia grafica con l'utente.</text:p>
      <text:h text:style-name="P50" text:outline-level="1">Stime di fattibilità e bisogno di risorse </text:h>
      <text:p text:style-name="P28">Come già detto il progetto verrà realizzato utilizzando il linguaggio Java (versione 1.6.0) per i le seguenti motivazioni:</text:p>
      <text:list text:style-name="L2">
        <text:list-item>
          <text:p text:style-name="P41">tutti i componenti hanno familiarità con questo linguaggio di programmazione;</text:p>
        </text:list-item>
        <text:list-item>
          <text:p text:style-name="P41">questo linguaggio permette la portabilità del programma da una piattaforma ad un'altra, requisito implicito evidenziato in [AR] con il codice RNO08</text:p>
        </text:list-item>
      </text:list>
      <text:h text:style-name="P32" text:outline-level="2">Occupazione di memoria virtuale </text:h>
      <text:p text:style-name="P39"/>
      <text:h text:style-name="P50" text:outline-level="1">Tracciamento componenti – requisiti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4/01/2008</text:p>
            </table:table-cell>
            <table:table-cell table:style-name="Tabella3.B1" office:value-type="string">
              <text:p text:style-name="P8">Pagina <text:page-number text:select-page="current">6</text:page-number> di <text:page-count>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1-24T19:36:06</dc:date>
    <meta:print-date>2005-11-30T16:25:56</meta:print-date>
    <meta:editing-cycles>420</meta:editing-cycles>
    <meta:editing-duration>P2DT7H5M50S</meta:editing-duration>
    <meta:user-defined meta:name="Info 1"/>
    <meta:user-defined meta:name="Info 2"/>
    <meta:user-defined meta:name="Info 3"/>
    <meta:user-defined meta:name="Info 4"/>
    <meta:document-statistic meta:table-count="4" meta:image-count="1" meta:object-count="0" meta:page-count="6" meta:paragraph-count="104" meta:word-count="1083" meta:character-count="7844"/>
  </office:meta>
</office:document-meta>
</file>